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66587" officeooo:paragraph-rsid="00166587"/>
    </style:style>
    <style:style style:name="P2" style:family="paragraph" style:parent-style-name="Standard">
      <style:text-properties officeooo:paragraph-rsid="00166587"/>
    </style:style>
    <style:style style:name="P3" style:family="paragraph" style:parent-style-name="Standard">
      <style:paragraph-properties fo:text-align="justify" style:justify-single-word="false"/>
      <style:text-properties officeooo:paragraph-rsid="00166587"/>
    </style:style>
    <style:style style:name="P4" style:family="paragraph" style:parent-style-name="Standard">
      <style:paragraph-properties fo:text-align="justify" style:justify-single-word="false"/>
      <style:text-properties officeooo:paragraph-rsid="00166b80"/>
    </style:style>
    <style:style style:name="P5" style:family="paragraph" style:parent-style-name="Standard">
      <style:paragraph-properties fo:text-align="justify" style:justify-single-word="false"/>
      <style:text-properties officeooo:paragraph-rsid="001af39a"/>
    </style:style>
    <style:style style:name="P6" style:family="paragraph" style:parent-style-name="Standard">
      <style:text-properties officeooo:rsid="00199eb8" officeooo:paragraph-rsid="00199eb8"/>
    </style:style>
    <style:style style:name="P7" style:family="paragraph" style:parent-style-name="Standard">
      <style:paragraph-properties fo:text-align="justify" style:justify-single-word="false"/>
      <style:text-properties officeooo:rsid="00199eb8" officeooo:paragraph-rsid="00199eb8"/>
    </style:style>
    <style:style style:name="P8" style:family="paragraph" style:parent-style-name="Standard">
      <style:paragraph-properties fo:text-align="justify" style:justify-single-word="false"/>
      <style:text-properties officeooo:rsid="001af39a" officeooo:paragraph-rsid="001af39a"/>
    </style:style>
    <style:style style:name="P9" style:family="paragraph" style:parent-style-name="Standard">
      <style:paragraph-properties fo:text-align="justify" style:justify-single-word="false"/>
      <style:text-properties officeooo:rsid="001c1070" officeooo:paragraph-rsid="001c1070"/>
    </style:style>
    <style:style style:name="P10" style:family="paragraph" style:parent-style-name="Standard">
      <style:paragraph-properties fo:text-align="justify" style:justify-single-word="false"/>
      <style:text-properties officeooo:rsid="001c1070" officeooo:paragraph-rsid="001dd334"/>
    </style:style>
    <style:style style:name="P11" style:family="paragraph" style:parent-style-name="Standard">
      <style:paragraph-properties fo:text-align="justify" style:justify-single-word="false"/>
      <style:text-properties officeooo:rsid="001dd334" officeooo:paragraph-rsid="001dd334"/>
    </style:style>
    <style:style style:name="T1" style:family="text">
      <style:text-properties officeooo:rsid="00166587"/>
    </style:style>
    <style:style style:name="T2" style:family="text">
      <style:text-properties officeooo:rsid="00166b80"/>
    </style:style>
    <style:style style:name="T3" style:family="text">
      <style:text-properties officeooo:rsid="00199eb8"/>
    </style:style>
    <style:style style:name="T4" style:family="text">
      <style:text-properties officeooo:rsid="001af39a"/>
    </style:style>
    <style:style style:name="T5" style:family="text">
      <style:text-properties officeooo:rsid="001f8ae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eña</text:p>
      <text:p text:style-name="P2">Gustavo <text:span text:style-name="T1">Salvador </text:span>Reynaga <text:span text:style-name="T1">Aguilar</text:span></text:p>
      <text:p text:style-name="P2">Nací en la Ciudad y puerto de Mazatlán, Sinaloa, México, <text:span text:style-name="T2">m</text:span>is estudios profesionales son de Contador Publico y tengo una Maestría en Educación.</text:p>
      <text:p text:style-name="P1"/>
      <text:p text:style-name="P6"/>
      <text:p text:style-name="P1">No obstante de que mi perfil es administrativo, desde la Universidad tuve inclinación hacia el uso d ellas computadoras, a tal grado de faltar a otras materias para hacer fila para el uso de un equipo.</text:p>
      <text:p text:style-name="P3"><text:span text:style-name="T1">La mayoría de mis primeros trabajos formales fueron en el área de sistemas, donde tuve mi primer contacto con redes usando Novel Netware, en el año de 1996 ingrese como</text:span> Instructor de Informática en un Centro de Capacitación para el Trabajo, <text:span text:style-name="T2">en donde tuve la oportunidad de trabajar con la plataforma de Sun Microsystem y su sistema operativo Solaris (Unix), gracias esto me fui especializando en redes de área local, usando el protocolo TCP/IP para compartir recursos con la Red Netware instalada en el plantel, posteriormente, pude experimentar con Red Hat (Linux) y otras distribuciones gracias a unas revistas españolas que incluían CDs, ahi conocí por vez primero lo que es el Software Open Source, y ya no lo solte, empece a dar cursos de como montar un servidor linux para compartir recursos, principalmente el acceso a internet mediante módem telefónico y hacer mas eficiente el acceso a paginas mediante un proxy cache, también me toco implementar el CMS Moodle en nuestra Institución (DGCFT) y otras (IT de los Mochis) para impartir cursos en linea.</text:span></text:p>
      <text:p text:style-name="P3"/>
      <text:p text:style-name="P7">Punto de contacto con OSHW <text:span text:style-name="T5">(Open Source Hardware)</text:span></text:p>
      <text:p text:style-name="P4"/>
      <text:p text:style-name="P4">En el receso de Semana Santa de 2015 aproveché a buscar algo que pudiera innovar la especialidad que imparto y descubrí <text:span text:style-name="T3">a </text:span>Arduino y Raspberry Pi, <text:span text:style-name="T3">c</text:span>ompré ambos y empece a jugar con ellos, descubrí que Arduino estaba mucho mas documentado y era mas económico por lo que decidí profundizar en él y compré un kit de desarrollo y desde entonces estoy comprometido con la cultura Maker. </text:p>
      <text:p text:style-name="P4"/>
      <text:p text:style-name="P5"><text:span text:style-name="T4">Evangelizador en el uso del OSHW</text:span></text:p>
      <text:p text:style-name="P8"/>
      <text:p text:style-name="P8">Buscando apoyos para dar a conocer mas el OSHW, tuve la oportunidad de ser parte del programa Embajadores de la Empresa Hackster.io, que a cambio de impartir talleres y conferencias donaban equipamiento para impartir los mismos, incluso algo de dinero para los refrescos y gastos.</text:p>
      <text:p text:style-name="P8"/>
      <text:p text:style-name="P9">He impartido cursos, platicas y conferencias de OSHW en:</text:p>
      <text:p text:style-name="P9"/>
      <text:p text:style-name="P9">Robomatrix</text:p>
      <text:p text:style-name="P9">UPSIN</text:p>
      <text:p text:style-name="P9">UADO</text:p>
      <text:p text:style-name="P11">Hackathon Sinaloa sede Los Mochis (Mentor)</text:p>
      <text:p text:style-name="P9">Talent Land</text:p>
      <text:p text:style-name="P9"/>
      <text:p text:style-name="P11">Retos</text:p>
      <text:p text:style-name="P11">Seguir aprendiendo nuevas tecnologías y crear mas Badges electronicos.</text:p>
      <text:p text:style-name="P11"/>
      <text:p text:style-name="P10"/>
      <text:p text:style-name="P8">Puedes ver mis trabajos en los siguientes enlaces.</text:p>
      <text:p text:style-name="P8"><text:a xlink:type="simple" xlink:href="https://oshwdem.org/2017/09/oshwi/" text:style-name="Internet_20_link" text:visited-style-name="Visited_20_Internet_20_Link">https://oshwdem.org/2017/09/oshwi/</text:a></text:p>
      <text:p text:style-name="P8"><text:a xlink:type="simple" xlink:href="https://www.hackster.io/search?i=projects&amp;q=gustavo%20reynaga" text:style-name="Internet_20_link" text:visited-style-name="Visited_20_Internet_20_Link">https://www.hackster.io/search?i=projects&amp;q=gustavo%20reynaga</text:a></text:p>
      <text:p text:style-name="P8"><text:a xlink:type="simple" xlink:href="https://github.com/hulkco" text:style-name="Internet_20_link" text:visited-style-name="Visited_20_Internet_20_Link">https://github.com/hulkco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6:31:00.610164583</meta:creation-date>
    <dc:date>2019-10-26T17:34:50.690940918</dc:date>
    <meta:editing-duration>PT32M29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406" meta:character-count="2554" meta:non-whitespace-character-count="2168"/>
  </office:meta>
</office:document-meta>
</file>